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DE993891E9D2DF7E.png" manifest:media-type="image/png"/>
  <manifest:file-entry manifest:full-path="Pictures/100002010000023B000002D1383F4896F0096F16.png" manifest:media-type="image/png"/>
  <manifest:file-entry manifest:full-path="Pictures/100022AF00003B0400004A843B7978870BD4018E.svg" manifest:media-type="image/svg+xml"/>
  <manifest:file-entry manifest:full-path="Pictures/100000000000043C0000036F291A12D20ED8DA21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draw:stroke-dash="Dashed_20__28_var_29__20_1" svg:stroke-width="0cm" draw:stroke-linejoin="none" svg:stroke-linecap="butt" draw:fill="solid" draw:fill-color="#ff0000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17.937cm" svg:height="13.571cm" svg:x="0.032cm" svg:y="1.515cm">
            <draw:image xlink:href="Pictures/100000000000043C0000036F291A12D20ED8DA21.jpg" xlink:type="simple" xlink:show="embed" xlink:actuate="onLoad" loext:mime-type="image/jpeg">
              <text:p/>
            </draw:image>
          </draw:frame>
          <draw:g>
            <draw:frame draw:style-name="gr1" draw:text-style-name="P1" draw:layer="layout" svg:width="4.21cm" svg:height="5.315cm" svg:x="4.577cm" svg:y="0.115cm">
              <draw:image xlink:href="Pictures/100022AF00003B0400004A843B7978870BD4018E.svg" xlink:type="simple" xlink:show="embed" xlink:actuate="onLoad" loext:mime-type="image/svg+xml">
                <text:p/>
              </draw:image>
              <draw:image xlink:href="Pictures/100002010000023B000002D1383F4896F0096F16.png" xlink:type="simple" xlink:show="embed" xlink:actuate="onLoad" loext:mime-type="image/png"/>
            </draw:frame>
            <draw:g>
              <draw:frame draw:style-name="gr1" draw:text-style-name="P1" draw:layer="layout" svg:width="2.274cm" svg:height="2.274cm" draw:transform="rotate (0.276634686441101) translate (8.777cm 1.31cm)">
                <draw:image xlink:href="Pictures/100002010000020000000200DE993891E9D2DF7E.png" xlink:type="simple" xlink:show="embed" xlink:actuate="onLoad" loext:mime-type="image/png">
                  <text:p/>
                </draw:image>
              </draw:frame>
              <draw:frame draw:style-name="gr2" draw:text-style-name="P1" draw:layer="layout" svg:width="2.274cm" svg:height="2.273cm" draw:transform="rotate (-0.276634686441102) translate (2.4cm 0.689cm)">
                <draw:image xlink:href="Pictures/100002010000020000000200DE993891E9D2DF7E.png" xlink:type="simple" xlink:show="embed" xlink:actuate="onLoad" loext:mime-type="image/png">
                  <text:p/>
                </draw:image>
              </draw:frame>
            </draw:g>
          </draw:g>
          <draw:g>
            <draw:path draw:style-name="gr3" draw:text-style-name="P2" draw:layer="layout" svg:width="0.658cm" svg:height="2.14cm" svg:x="5.235cm" svg:y="6.622cm" svg:viewBox="0 0 659 2141" svg:d="M263 106c-132 160-126 136-57 211 102 110 138 252 102 394-21 83-68 187-114 254-95 139-171 341-189 510-20 171 21 344 110 480 46 68 169 192 185 186 11-3 198-245 198-256 0-3-12-15-25-28-47-36-105-133-124-206-36-142 5-297 134-514 148-250 201-463 166-658-21-114-56-200-113-288-46-68-157-191-175-191-6 0-50 48-98 106z">
              <text:p/>
            </draw:path>
            <draw:path draw:style-name="gr3" draw:text-style-name="P2" draw:layer="layout" svg:width="0.648cm" svg:height="2.142cm" svg:x="6.264cm" svg:y="6.622cm" svg:viewBox="0 0 649 2143" svg:d="M243 123c-35 41-69 81-104 122 18 20 36 41 54 61 79 88 110 160 116 263 8 139-24 237-135 418-72 116-114 210-149 332-20 69-25 113-25 233 0 171 19 252 89 372 42 70 176 219 198 219 7 0 57-58 111-130 33-43 65-86 98-129-17-16-33-32-49-48-27-27-62-76-79-109-27-54-29-71-28-186 0-153 20-211 135-403 135-227 183-389 172-586-10-186-75-331-213-478-38-40-74-74-80-74-4 0-56 56-111 123z">
              <text:p/>
            </draw:path>
            <draw:path draw:style-name="gr3" draw:text-style-name="P2" draw:layer="layout" svg:width="0.652cm" svg:height="2.142cm" svg:x="7.281cm" svg:y="6.622cm" svg:viewBox="0 0 653 2143" svg:d="M256 112c-51 61-97 118-102 125-6 11 6 32 39 67 65 71 93 118 113 200 34 134-2 276-121 471-134 218-184 376-185 577 0 147 19 230 79 345 39 75 188 246 214 246 10 0 164-194 195-246 4-8-12-34-43-66-93-97-128-224-103-372 18-99 52-179 142-330 125-212 169-350 169-533 0-163-40-291-137-429-41-61-142-167-157-167-6 0-53 50-103 112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8cm" fo:page-height="1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örn Kasper</meta:initial-creator>
    <meta:creation-date>2021-06-12T18:55:27.830477875</meta:creation-date>
    <dc:date>2021-06-12T20:35:53.394193534</dc:date>
    <dc:creator>Björn Kasper</dc:creator>
    <meta:editing-duration>PT56M49S</meta:editing-duration>
    <meta:editing-cycles>10</meta:editing-cycles>
    <meta:generator>LibreOffice/6.1.5.2$Linux_X86_64 LibreOffice_project/10$Build-2</meta:generator>
    <meta:document-statistic meta:object-count="11"/>
  </office:meta>
</office:document-meta>
</file>